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08H46M38.788S" calcext:value-type="time">
            <text:p>208:46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5H15M53.428S" calcext:value-type="time">
            <text:p>05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21H11M29.122S" calcext:value-type="time">
            <text:p>21:1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08:07:31.5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02T15:04:02.082000000</dc:date>
    <dc:creator>Benjamin Laws</dc:creator>
    <meta:editing-duration>P7DT14H45M54S</meta:editing-duration>
    <meta:editing-cycles>199</meta:editing-cycles>
    <meta:generator>LibreOffice/7.1.8.1$Windows_X86_64 LibreOffice_project/e1f30c802c3269a1d052614453f260e49458c82c</meta:generator>
    <meta:document-statistic meta:table-count="2" meta:cell-count="386" meta:object-count="0"/>
  </office:meta>
</office:document-meta>
</file>